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0.9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0.5cm" loext:decorative="false"/>
    </style:style>
    <style:style style:name="gr3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6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7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8" style:family="graphic">
      <style:graphic-properties loext:decorative="false"/>
    </style:style>
    <style:style style:name="gr9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10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2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draw:fill-color="#808080" draw:opacity="100%" draw:textarea-vertical-align="middle" draw:shadow-opacity="100%" loext:decorative="false"/>
    </style:style>
    <style:style style:name="gr15" style:family="graphic" style:parent-style-name="standard">
      <style:graphic-properties draw:fill-color="#c0c0c0" draw:opacity="100%" draw:textarea-vertical-align="middle" draw:shadow-opacity="100%" loext:decorative="false"/>
    </style:style>
    <style:style style:name="gr16" style:family="graphic" style:parent-style-name="standard">
      <style:graphic-properties svg:stroke-width="0.01cm" svg:stroke-color="#000000" draw:marker-start-width="0.235cm" draw:marker-end-width="0.235cm" draw:fill-color="#ffff00" draw:textarea-vertical-align="middle" fo:padding-top="0.13cm" fo:padding-bottom="0.13cm" fo:padding-left="0.255cm" fo:padding-right="0.255cm" loext:decorative="false"/>
    </style:style>
    <style:style style:name="gr17" style:family="graphic" style:parent-style-name="standard">
      <style:graphic-properties draw:textarea-vertical-align="middle" loext:decorative="false"/>
    </style:style>
    <style:style style:name="gr18" style:family="graphic" style:parent-style-name="standard">
      <style:graphic-properties svg:stroke-width="0.02cm" svg:stroke-color="#000000" draw:marker-start-width="0.24cm" draw:marker-end-width="0.24cm" draw:fill="solid" draw:fill-color="#cccccc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19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39cm" fo:min-width="0.19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objectwithoutfill">
      <style:graphic-properties svg:stroke-width="0.03cm" svg:stroke-color="#80808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2" style:family="graphic" style:parent-style-name="objectwithoutfill">
      <style:graphic-properties draw:stroke="dash" draw:stroke-dash="Ultrafine_20_Dashed"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60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25" style:family="graphic" style:parent-style-name="objectwithoutfill">
      <style:graphic-properties svg:stroke-width="0.03cm" svg:stroke-color="#944794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6" style:family="graphic" style:parent-style-name="standard">
      <style:graphic-properties draw:fill-color="#c0c0c0" draw:textarea-vertical-align="middle" loext:decorative="false"/>
    </style:style>
    <style:style style:name="gr27" style:family="graphic" style:parent-style-name="standard">
      <style:graphic-properties svg:stroke-color="#000000" draw:fill-color="#ffff00" draw:textarea-horizontal-align="center" draw:textarea-vertical-align="middle" loext:decorative="false"/>
    </style:style>
    <style:style style:name="gr28" style:family="graphic" style:parent-style-name="objectwithoutfill">
      <style:graphic-properties svg:stroke-width="0.03cm" svg:stroke-color="#0000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9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0" style:family="graphic" style:parent-style-name="standard">
      <style:graphic-properties svg:stroke-width="0.03cm" svg:stroke-color="#944794" draw:marker-start-width="0.35cm" draw:marker-end-width="0.35cm" draw:textarea-horizontal-align="center" draw:textarea-vertical-align="middle" fo:padding-top="0.14cm" fo:padding-bottom="0.14cm" fo:padding-left="0.265cm" fo:padding-right="0.265cm" loext:decorative="false"/>
    </style:style>
    <style:style style:name="gr31" style:family="graphic" style:parent-style-name="objectwithoutfill">
      <style:graphic-properties svg:stroke-width="0.03cm" svg:stroke-color="#b3b3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" style:family="graphic" style:parent-style-name="objectwithoutfill">
      <style:graphic-properties svg:stroke-width="0.03cm" svg:stroke-color="#33cc66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3" style:family="graphic" style:parent-style-name="objectwithoutfill">
      <style:graphic-properties svg:stroke-width="0.03cm" svg:stroke-color="#e6e6ff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4" style:family="graphic" style:parent-style-name="objectwithoutfill">
      <style:graphic-properties svg:stroke-width="0.03cm" svg:stroke-color="#ff6633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9cm" fo:min-width="0.13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4cm" fo:min-width="1.69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084cm" fo:min-width="0.09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26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1.00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svg:stroke-width="0.01cm" svg:stroke-color="#000000" draw:marker-start-width="0.235cm" draw:marker-end-width="0.235cm" draw:fill-color="#ffffff" draw:textarea-vertical-align="middle" fo:padding-top="0.13cm" fo:padding-bottom="0.13cm" fo:padding-left="0.255cm" fo:padding-right="0.25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27cm" fo:min-width="0.121cm" fo:padding-top="0.01cm" fo:padding-bottom="0.01cm" fo:padding-left="0.01cm" fo:padding-right="0.0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949cm" fo:min-width="1.099cm" loext:decorative="false"/>
    </style:style>
    <style:style style:name="gr44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34cm" fo:min-width="0.788cm" fo:padding-top="0.13cm" fo:padding-bottom="0.13cm" fo:padding-left="0.255cm" fo:padding-right="0.255cm" draw:shadow-opacity="0%" loext:decorative="false"/>
    </style:style>
    <style:style style:name="gr4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1.0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objectwithoutfill">
      <style:graphic-properties draw:fill="none" draw:textarea-vertical-align="middle" loext:decorative="false"/>
    </style:style>
    <style:style style:name="gr47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8cm" fo:min-width="0.55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58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svg:stroke-width="0.01cm" svg:stroke-color="#000000" draw:marker-start-width="0.22cm" draw:marker-end-width="0.22cm" draw:fill-color="#ffffff" draw:opacity="0%" draw:textarea-horizontal-align="justify" draw:textarea-vertical-align="middle" draw:auto-grow-height="false" fo:min-height="0.54cm" fo:min-width="0.788cm" fo:padding-top="0.13cm" fo:padding-bottom="0.13cm" fo:padding-left="0.255cm" fo:padding-right="0.255cm" draw:shadow-opacity="0%" loext:decorative="false"/>
    </style:style>
    <style:style style:name="gr50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51" style:family="graphic" style:parent-style-name="standard">
      <style:graphic-properties svg:stroke-width="0.03cm" svg:stroke-color="#808080" draw:marker-start-width="0.295cm" draw:marker-end-width="0.295cm" draw:fill-color="#808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2" style:family="graphic" style:parent-style-name="objectwithoutfill">
      <style:graphic-properties svg:stroke-width="0.03cm" svg:stroke-color="#808080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53" style:family="graphic" style:parent-style-name="objectwithoutfill">
      <style:graphic-properties svg:stroke-width="0.03cm" svg:stroke-color="#e6e64c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54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13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0.77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333333" draw:textarea-horizontal-align="center" draw:textarea-vertical-align="middle" loext:decorative="false"/>
    </style:style>
    <style:style style:name="gr57" style:family="graphic" style:parent-style-name="objectwithoutfill">
      <style:graphic-properties svg:stroke-width="0.1cm" svg:stroke-color="#808080" draw:marker-start-width="0.46cm" draw:marker-end-width="0.46cm" draw:stroke-linejoin="none" svg:stroke-linecap="square" draw:fill="none" draw:textarea-horizontal-align="center" draw:textarea-vertical-align="middle" fo:padding-top="0.175cm" fo:padding-bottom="0.175cm" fo:padding-left="0.3cm" fo:padding-right="0.3cm" loext:decorative="false"/>
    </style:style>
    <style:style style:name="gr58" style:family="graphic" style:parent-style-name="standard">
      <style:graphic-properties svg:stroke-width="0.07cm" svg:stroke-color="#00ff00" draw:marker-start-width="0.46cm" draw:marker-end-width="0.46cm" draw:fill-color="#ffffff" draw:textarea-vertical-align="middle" fo:padding-top="0.16cm" fo:padding-bottom="0.16cm" fo:padding-left="0.285cm" fo:padding-right="0.28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color="#c0c0c0" draw:fill-hatch-name="Hatch15" draw:fill-hatch-solid="true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7" style:family="paragraph">
      <loext:graphic-properties draw:fill="hatch" draw:fill-hatch-name="Black_20_90_20_Degrees"/>
      <style:paragraph-properties fo:text-align="center"/>
    </style:style>
    <style:style style:name="P8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808080" draw:opacity="100%"/>
      <style:paragraph-properties fo:text-align="center"/>
    </style:style>
    <style:style style:name="P11" style:family="paragraph">
      <loext:graphic-properties draw:fill-color="#c0c0c0" draw:opacity="100%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="solid" draw:fill-color="#cccccc"/>
      <style:paragraph-properties fo:text-align="center"/>
    </style:style>
    <style:style style:name="P1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15" style:family="paragraph">
      <loext:graphic-properties draw:fill-color="#c0c0c0"/>
      <style:paragraph-properties fo:text-align="center"/>
    </style:style>
    <style:style style:name="P16" style:family="paragraph">
      <loext:graphic-properties draw:fill-color="#ffff00"/>
      <style:paragraph-properties fo:text-align="center"/>
      <style:text-properties fo:font-size="6pt"/>
    </style:style>
    <style:style style:name="P17" style:family="paragraph">
      <style:paragraph-properties fo:text-align="center"/>
      <style:text-properties fo:font-size="6pt"/>
    </style:style>
    <style:style style:name="P1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9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P20" style:family="paragraph">
      <loext:graphic-properties draw:fill="none" draw:fill-color="#ffffff"/>
      <style:text-properties style:font-name="Arial1" fo:font-size="2pt" style:font-size-asian="2pt" style:font-size-complex="2pt"/>
    </style:style>
    <style:style style:name="P21" style:family="paragraph">
      <loext:graphic-properties draw:fill="none" draw:fill-color="#ffffff"/>
      <style:text-properties style:font-name="Gill Sans MT Condensed" fo:font-size="6pt" style:font-size-asian="6pt" style:font-size-complex="6pt"/>
    </style:style>
    <style:style style:name="P22" style:family="paragraph">
      <loext:graphic-properties draw:fill="none" draw:fill-color="#ffffff"/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P23" style:family="paragraph">
      <loext:graphic-properties draw:fill-color="#ffffff" draw:opacity="0%"/>
      <style:paragraph-properties fo:text-align="center"/>
    </style:style>
    <style:style style:name="P2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25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P26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27" style:family="paragraph">
      <loext:graphic-properties draw:fill-color="#333333"/>
      <style:paragraph-properties fo:text-align="center"/>
      <style:text-properties fo:font-size="6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T5" style:family="text">
      <style:text-properties style:font-name="Arial1" fo:font-size="2pt" style:font-size-asian="2pt" style:font-size-complex="2pt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7" style:family="text">
      <style:text-properties style:font-name="Gill Sans MT Condensed" fo:font-size="6pt" style:font-size-asian="6pt" style:font-size-complex="6pt"/>
    </style:style>
    <style:style style:name="T8" style:family="text"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7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fo:font-family="'Segoe UI'" style:font-style-name="Standard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'Segoe UI'" style:font-style-name-asian="Standard" style:font-size-asian="6.69999980926514pt" style:font-family-complex="'Segoe UI'" style:font-style-name-complex="Standard" style:font-size-complex="6.69999980926514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2.9cm" svg:x="12.5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9cm" svg:x="14.9cm" svg:y="3.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6cm" svg:y1="3.1cm" svg:x2="15.6cm" svg:y2="3.2cm">
          <text:p/>
        </draw:line>
        <draw:line draw:style-name="gr3" draw:text-style-name="P2" draw:layer="layout" svg:x1="15.2cm" svg:y1="3cm" svg:x2="15.2cm" svg:y2="3.2cm">
          <text:p/>
        </draw:line>
        <draw:g draw:style-name="gr4">
          <draw:polygon draw:style-name="gr5" draw:text-style-name="P3" draw:layer="layout" svg:width="1.599cm" svg:height="0.799cm" svg:x="14.8cm" svg:y="2.1cm" svg:viewBox="0 0 1600 800" draw:points="1600,400 1500,0 0,400 0,800">
            <text:p/>
          </draw:polygon>
          <draw:polygon draw:style-name="gr6" draw:text-style-name="P4" draw:layer="layout" svg:width="1.349cm" svg:height="0.199cm" svg:x="14.9cm" svg:y="2.9cm" svg:viewBox="0 0 1350 200" draw:points="0,0 0,132 415,198 936,200 1350,101 1350,0">
            <text:p/>
          </draw:polygon>
          <draw:rect draw:style-name="gr7" draw:text-style-name="P5" draw:layer="layout" svg:width="0.302cm" svg:height="0.096cm" svg:x="15.719cm" svg:y="2.935cm">
            <text:p/>
          </draw:rect>
          <draw:g draw:style-name="gr8">
            <draw:polygon draw:style-name="gr9" draw:text-style-name="P6" draw:layer="layout" svg:width="1.999cm" svg:height="0.399cm" svg:x="14.4cm" svg:y="2.5cm" svg:viewBox="0 0 2000 400" draw:points="2000,400 2000,0 0,0 1,400">
              <text:p/>
            </draw:polygon>
            <draw:line draw:style-name="gr10" draw:text-style-name="P7" draw:layer="layout" svg:x1="16.4cm" svg:y1="2.8cm" svg:x2="14.4cm" svg:y2="2.8cm">
              <text:p/>
            </draw:line>
            <draw:line draw:style-name="gr10" draw:text-style-name="P7" draw:layer="layout" svg:x1="16.4cm" svg:y1="2.6cm" svg:x2="14.4cm" svg:y2="2.6cm">
              <text:p/>
            </draw:line>
          </draw:g>
          <draw:line draw:style-name="gr10" draw:text-style-name="P7" draw:layer="layout" svg:x1="16.326cm" svg:y1="2.204cm" svg:x2="14.9cm" svg:y2="2.6cm">
            <text:p/>
          </draw:line>
          <draw:line draw:style-name="gr10" draw:text-style-name="P7" draw:layer="layout" svg:x1="16.375cm" svg:y1="2.398cm" svg:x2="14.9cm" svg:y2="2.8cm">
            <text:p/>
          </draw:line>
        </draw:g>
        <draw:frame draw:style-name="gr11" draw:text-style-name="P8" draw:layer="layout" svg:width="0.8cm" svg:height="0.34cm" svg:x="14.4cm" svg:y="2.079cm">
          <draw:text-box>
            <text:p><text:span text:style-name="T1">Turnout</text:span></text:p>
          </draw:text-box>
        </draw:frame>
        <draw:circle draw:style-name="gr12" draw:text-style-name="P9" draw:layer="layout" svg:width="0.1cm" svg:height="0.1cm" svg:x="15.35cm" svg:y="3.2cm">
          <text:p/>
        </draw:circle>
        <draw:circle draw:style-name="gr12" draw:text-style-name="P9" draw:layer="layout" svg:width="0.1cm" svg:height="0.1cm" svg:x="15.55cm" svg:y="3.2cm">
          <text:p/>
        </draw:circle>
        <draw:circle draw:style-name="gr12" draw:text-style-name="P9" draw:layer="layout" svg:width="0.1cm" svg:height="0.1cm" svg:x="15.15cm" svg:y="3.2cm">
          <text:p/>
        </draw:circle>
        <draw:line draw:style-name="gr13" draw:text-style-name="P2" draw:layer="layout" svg:x1="15.4cm" svg:y1="3.1cm" svg:x2="15.4cm" svg:y2="3.2cm">
          <text:p/>
        </draw:line>
        <draw:g draw:style-name="gr8">
          <draw:rect draw:style-name="gr14" draw:text-style-name="P10" draw:layer="layout" svg:width="0.502cm" svg:height="0.7cm" draw:transform="rotate (1.5707963267949) translate (15.05cm 4.65cm)">
            <text:p/>
          </draw:rect>
          <draw:rect draw:style-name="gr15" draw:text-style-name="P11" draw:layer="layout" svg:width="0.4cm" svg:height="0.6cm" draw:transform="rotate (1.5707963267949) translate (15.1cm 4.602cm)">
            <text:p/>
          </draw:rect>
          <draw:circle draw:style-name="gr16" draw:text-style-name="P12" draw:layer="layout" svg:width="0.1cm" svg:height="0.1cm" draw:transform="rotate (1.5707963267949) translate (15.15cm 4.552cm)">
            <text:p/>
          </draw:circle>
          <draw:circle draw:style-name="gr16" draw:text-style-name="P12" draw:layer="layout" svg:width="0.1cm" svg:height="0.1cm" draw:transform="rotate (1.5707963267949) translate (15.15cm 4.352cm)">
            <text:p/>
          </draw:circle>
          <draw:circle draw:style-name="gr16" draw:text-style-name="P12" draw:layer="layout" svg:width="0.1cm" svg:height="0.1cm" draw:transform="rotate (1.5707963267949) translate (15.35cm 4.552cm)">
            <text:p/>
          </draw:circle>
          <draw:circle draw:style-name="gr16" draw:text-style-name="P12" draw:layer="layout" svg:width="0.1cm" svg:height="0.1cm" draw:transform="rotate (1.5707963267949) translate (15.35cm 4.352cm)">
            <text:p/>
          </draw:circle>
          <draw:circle draw:style-name="gr16" draw:text-style-name="P12" draw:layer="layout" svg:width="0.1cm" svg:height="0.1cm" draw:transform="rotate (1.5707963267949) translate (15.55cm 4.552cm)">
            <text:p/>
          </draw:circle>
          <draw:circle draw:style-name="gr16" draw:text-style-name="P12" draw:layer="layout" svg:width="0.1cm" svg:height="0.1cm" draw:transform="rotate (1.5707963267949) translate (15.55cm 4.352cm)">
            <text:p/>
          </draw:circle>
          <draw:rect draw:style-name="gr17" draw:text-style-name="P1" draw:layer="layout" svg:width="0.05cm" svg:height="0.2cm" draw:transform="rotate (1.5707963267949) translate (15.3cm 4.2cm)">
            <text:p/>
          </draw:rect>
        </draw:g>
        <draw:g draw:style-name="gr4">
          <draw:g draw:style-name="gr4">
            <draw:custom-shape draw:style-name="gr18" draw:text-style-name="P13" draw:layer="layout" svg:width="0.14cm" svg:height="0.14cm" svg:x="15.13cm" svg:y="3.8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2" draw:layer="layout" svg:x1="15.254cm" svg:y1="3.927cm" svg:x2="15.133cm" svg:y2="3.994cm">
              <text:p/>
            </draw:line>
            <draw:line draw:style-name="gr19" draw:text-style-name="P2" draw:layer="layout" svg:x1="15.265cm" svg:y1="3.945cm" svg:x2="15.145cm" svg:y2="4.014cm">
              <text:p/>
            </draw:line>
          </draw:g>
          <draw:g draw:style-name="gr4">
            <draw:custom-shape draw:style-name="gr18" draw:text-style-name="P13" draw:layer="layout" svg:width="0.14cm" svg:height="0.14cm" svg:x="15.33cm" svg:y="3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2" draw:layer="layout" svg:x1="15.454cm" svg:y1="3.928cm" svg:x2="15.333cm" svg:y2="3.995cm">
              <text:p/>
            </draw:line>
            <draw:line draw:style-name="gr19" draw:text-style-name="P2" draw:layer="layout" svg:x1="15.465cm" svg:y1="3.946cm" svg:x2="15.345cm" svg:y2="4.015cm">
              <text:p/>
            </draw:line>
          </draw:g>
          <draw:g draw:style-name="gr4">
            <draw:custom-shape draw:style-name="gr18" draw:text-style-name="P13" draw:layer="layout" svg:width="0.14cm" svg:height="0.14cm" svg:x="15.531cm" svg:y="3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" draw:text-style-name="P2" draw:layer="layout" svg:x1="15.655cm" svg:y1="3.929cm" svg:x2="15.534cm" svg:y2="3.996cm">
              <text:p/>
            </draw:line>
            <draw:line draw:style-name="gr19" draw:text-style-name="P2" draw:layer="layout" svg:x1="15.666cm" svg:y1="3.947cm" svg:x2="15.546cm" svg:y2="4.016cm">
              <text:p/>
            </draw:line>
          </draw:g>
        </draw:g>
        <draw:line draw:style-name="gr3" draw:text-style-name="P2" draw:layer="layout" svg:x1="15.2cm" svg:y1="3.3cm" svg:x2="15.2cm" svg:y2="3.9cm">
          <text:p/>
        </draw:line>
        <draw:line draw:style-name="gr3" draw:text-style-name="P2" draw:layer="layout" svg:x1="15.6cm" svg:y1="3.3cm" svg:x2="15.6cm" svg:y2="3.9cm">
          <text:p/>
        </draw:line>
        <draw:line draw:style-name="gr13" draw:text-style-name="P2" draw:layer="layout" svg:x1="15.4cm" svg:y1="3.3cm" svg:x2="15.4cm" svg:y2="3.9cm">
          <text:p/>
        </draw:line>
        <draw:frame draw:style-name="gr20" draw:text-style-name="P8" draw:layer="layout" svg:width="0.14cm" svg:height="0.3cm" svg:x="14.9cm" svg:y="4.15cm">
          <draw:text-box>
            <text:p><text:span text:style-name="T1">5</text:span></text:p>
          </draw:text-box>
        </draw:frame>
        <draw:frame draw:style-name="gr20" draw:text-style-name="P8" draw:layer="layout" svg:width="0.14cm" svg:height="0.3cm" svg:x="15.76cm" svg:y="4.15cm">
          <draw:text-box>
            <text:p><text:span text:style-name="T1">1</text:span></text:p>
          </draw:text-box>
        </draw:frame>
        <draw:line draw:style-name="gr21" draw:text-style-name="P2" draw:layer="layout" svg:x1="15.6cm" svg:y1="4.05cm" svg:x2="15.6cm" svg:y2="4.25cm">
          <text:p/>
        </draw:line>
        <draw:line draw:style-name="gr21" draw:text-style-name="P2" draw:layer="layout" svg:x1="15.2cm" svg:y1="4.05cm" svg:x2="15.2cm" svg:y2="4.25cm">
          <text:p/>
        </draw:line>
        <draw:line draw:style-name="gr21" draw:text-style-name="P2" draw:layer="layout" svg:x1="15.4cm" svg:y1="4.05cm" svg:x2="15.4cm" svg:y2="4.25cm">
          <text:p/>
        </draw:line>
        <draw:polyline draw:style-name="gr22" draw:text-style-name="P2" draw:layer="layout" svg:width="0.099cm" svg:height="0.699cm" svg:x="15.1cm" svg:y="4.3cm" svg:viewBox="0 0 100 700" draw:points="0,700 0,100 100,0">
          <text:p/>
        </draw:polyline>
        <draw:polyline draw:style-name="gr22" draw:text-style-name="P2" draw:layer="layout" svg:width="0.499cm" svg:height="0.699cm" svg:x="15.1cm" svg:y="4.3cm" svg:viewBox="0 0 500 700" draw:points="0,700 400,700 400,100 500,0">
          <text:p/>
        </draw:polyline>
        <draw:frame draw:style-name="gr23" draw:text-style-name="P14" draw:layer="layout" svg:width="0.93cm" svg:height="0.25cm" draw:transform="rotate (1.5707963267949) translate (15.92cm 4.73cm)">
          <draw:text-box>
            <text:p><text:span text:style-name="T2">CON_6pol_3</text:span></text:p>
          </draw:text-box>
        </draw:frame>
        <draw:polyline draw:style-name="gr24" draw:text-style-name="P2" draw:layer="layout" svg:width="1.299cm" svg:height="0.899cm" svg:x="14.104cm" svg:y="4.297cm" svg:viewBox="0 0 1300 900" draw:points="0,900 1200,900 1200,100 1300,0">
          <text:p/>
        </draw:polyline>
        <draw:line draw:style-name="gr25" draw:text-style-name="P2" draw:layer="layout" svg:x1="14.1cm" svg:y1="5cm" svg:x2="15.1cm" svg:y2="5cm">
          <text:p/>
        </draw:line>
        <draw:g draw:style-name="gr8">
          <draw:polygon draw:style-name="gr26" draw:text-style-name="P15" draw:layer="layout" svg:width="0.299cm" svg:height="1.399cm" svg:x="12.2cm" svg:y="4.304cm" svg:viewBox="0 0 300 1400" draw:points="300,26 257,0 214,0 100,50 0,200 0,1200 100,1350 214,1400 257,1400 300,1374">
            <text:p/>
          </draw:polygon>
          <draw:ellipse draw:style-name="gr27" draw:text-style-name="P16" draw:layer="layout" svg:width="0.06cm" svg:height="0.061cm" svg:x="12.37cm" svg:y="4.373cm">
            <text:p/>
          </draw:ellipse>
          <draw:circle draw:style-name="gr27" draw:text-style-name="P16" draw:layer="layout" svg:width="0.06cm" svg:height="0.06cm" svg:x="12.37cm" svg:y="4.474cm">
            <text:p/>
          </draw:circle>
          <draw:circle draw:style-name="gr27" draw:text-style-name="P16" draw:layer="layout" svg:width="0.06cm" svg:height="0.059cm" svg:x="12.37cm" svg:y="4.574cm">
            <text:p/>
          </draw:circle>
          <draw:circle draw:style-name="gr27" draw:text-style-name="P16" draw:layer="layout" svg:width="0.06cm" svg:height="0.06cm" svg:x="12.37cm" svg:y="4.674cm">
            <text:p/>
          </draw:circle>
          <draw:ellipse draw:style-name="gr27" draw:text-style-name="P16" draw:layer="layout" svg:width="0.06cm" svg:height="0.061cm" svg:x="12.37cm" svg:y="4.773cm">
            <text:p/>
          </draw:ellipse>
          <draw:circle draw:style-name="gr27" draw:text-style-name="P16" draw:layer="layout" svg:width="0.06cm" svg:height="0.06cm" svg:x="12.37cm" svg:y="4.874cm">
            <text:p/>
          </draw:circle>
          <draw:circle draw:style-name="gr27" draw:text-style-name="P16" draw:layer="layout" svg:width="0.06cm" svg:height="0.06cm" svg:x="12.37cm" svg:y="4.974cm">
            <text:p/>
          </draw:circle>
          <draw:circle draw:style-name="gr27" draw:text-style-name="P16" draw:layer="layout" svg:width="0.06cm" svg:height="0.059cm" svg:x="12.37cm" svg:y="5.074cm">
            <text:p/>
          </draw:circle>
          <draw:circle draw:style-name="gr27" draw:text-style-name="P16" draw:layer="layout" svg:width="0.06cm" svg:height="0.06cm" svg:x="12.37cm" svg:y="5.174cm">
            <text:p/>
          </draw:circle>
          <draw:ellipse draw:style-name="gr27" draw:text-style-name="P16" draw:layer="layout" svg:width="0.06cm" svg:height="0.061cm" svg:x="12.37cm" svg:y="5.273cm">
            <text:p/>
          </draw:ellipse>
          <draw:circle draw:style-name="gr27" draw:text-style-name="P16" draw:layer="layout" svg:width="0.06cm" svg:height="0.06cm" svg:x="12.37cm" svg:y="5.374cm">
            <text:p/>
          </draw:circle>
          <draw:circle draw:style-name="gr27" draw:text-style-name="P16" draw:layer="layout" svg:width="0.06cm" svg:height="0.06cm" svg:x="12.37cm" svg:y="5.474cm">
            <text:p/>
          </draw:circle>
          <draw:circle draw:style-name="gr27" draw:text-style-name="P16" draw:layer="layout" svg:width="0.06cm" svg:height="0.06cm" svg:x="12.37cm" svg:y="5.574cm">
            <text:p/>
          </draw:circle>
          <draw:circle draw:style-name="gr27" draw:text-style-name="P16" draw:layer="layout" svg:width="0.05cm" svg:height="0.05cm" svg:x="12.275cm" svg:y="4.429cm">
            <text:p/>
          </draw:circle>
          <draw:ellipse draw:style-name="gr27" draw:text-style-name="P16" draw:layer="layout" svg:width="0.05cm" svg:height="0.051cm" svg:x="12.275cm" svg:y="4.528cm">
            <text:p/>
          </draw:ellipse>
          <draw:ellipse draw:style-name="gr27" draw:text-style-name="P16" draw:layer="layout" svg:width="0.05cm" svg:height="0.051cm" svg:x="12.275cm" svg:y="4.628cm">
            <text:p/>
          </draw:ellipse>
          <draw:circle draw:style-name="gr27" draw:text-style-name="P16" draw:layer="layout" svg:width="0.05cm" svg:height="0.049cm" svg:x="12.275cm" svg:y="4.729cm">
            <text:p/>
          </draw:circle>
          <draw:circle draw:style-name="gr27" draw:text-style-name="P16" draw:layer="layout" svg:width="0.05cm" svg:height="0.049cm" svg:x="12.275cm" svg:y="4.829cm">
            <text:p/>
          </draw:circle>
          <draw:circle draw:style-name="gr27" draw:text-style-name="P16" draw:layer="layout" svg:width="0.05cm" svg:height="0.05cm" svg:x="12.275cm" svg:y="4.929cm">
            <text:p/>
          </draw:circle>
          <draw:ellipse draw:style-name="gr27" draw:text-style-name="P16" draw:layer="layout" svg:width="0.05cm" svg:height="0.051cm" svg:x="12.275cm" svg:y="5.028cm">
            <text:p/>
          </draw:ellipse>
          <draw:circle draw:style-name="gr27" draw:text-style-name="P16" draw:layer="layout" svg:width="0.05cm" svg:height="0.05cm" svg:x="12.275cm" svg:y="5.129cm">
            <text:p/>
          </draw:circle>
          <draw:circle draw:style-name="gr27" draw:text-style-name="P16" draw:layer="layout" svg:width="0.05cm" svg:height="0.05cm" svg:x="12.275cm" svg:y="5.229cm">
            <text:p/>
          </draw:circle>
          <draw:circle draw:style-name="gr27" draw:text-style-name="P16" draw:layer="layout" svg:width="0.05cm" svg:height="0.05cm" svg:x="12.275cm" svg:y="5.329cm">
            <text:p/>
          </draw:circle>
          <draw:circle draw:style-name="gr27" draw:text-style-name="P16" draw:layer="layout" svg:width="0.05cm" svg:height="0.05cm" svg:x="12.275cm" svg:y="5.429cm">
            <text:p/>
          </draw:circle>
          <draw:circle draw:style-name="gr27" draw:text-style-name="P16" draw:layer="layout" svg:width="0.05cm" svg:height="0.05cm" svg:x="12.275cm" svg:y="5.529cm">
            <text:p/>
          </draw:circle>
        </draw:g>
        <draw:polyline draw:style-name="gr28" draw:text-style-name="P2" draw:layer="layout" svg:width="1.303cm" svg:height="0.099cm" draw:transform="rotate (-0.0813323431429363) translate (12.4067745698829cm 5.01088883885331cm)" svg:viewBox="0 0 1304 100" draw:points="0,83 1097,0 1105,100 1304,83">
          <text:p/>
        </draw:polyline>
        <draw:polyline draw:style-name="gr3" draw:text-style-name="P2" draw:layer="layout" svg:width="1.51cm" svg:height="0.197cm" draw:transform="rotate (0.143640597439133) translate (12.387709262591cm 4.30302339113956cm)" svg:viewBox="0 0 1511 198" draw:points="0,86 691,198 720,0 1511,115">
          <text:p/>
        </draw:polyline>
        <draw:polyline draw:style-name="gr29" draw:text-style-name="P2" draw:layer="layout" svg:width="1.499cm" svg:height="0.401cm" draw:transform="rotate (-3.14159265358979) translate (13.9cm 6cm)" svg:viewBox="0 0 1500 402" draw:points="0,0 800,0 800,400 1500,402">
          <text:p/>
        </draw:polyline>
        <draw:line draw:style-name="gr30" draw:text-style-name="P17" draw:layer="layout" svg:x1="12.4cm" svg:y1="4.993cm" svg:x2="13.9cm" svg:y2="5cm">
          <text:p/>
        </draw:line>
        <draw:polyline draw:style-name="gr31" draw:text-style-name="P2" draw:layer="layout" svg:width="1.502cm" svg:height="0.099cm" draw:transform="rotate (0.0698131700797732) translate (12.3980469929726cm 4.66307069830429cm)" svg:viewBox="0 0 1503 100" draw:points="0,28 897,100 904,0 1503,42">
          <text:p/>
        </draw:polyline>
        <draw:line draw:style-name="gr32" draw:text-style-name="P2" draw:layer="layout" svg:x1="12.4cm" svg:y1="4.792cm" svg:x2="13.9cm" svg:y2="4.8cm">
          <text:p/>
        </draw:line>
        <draw:polyline draw:style-name="gr28" draw:text-style-name="P2" draw:layer="layout" svg:width="1.53cm" svg:height="0.291cm" draw:transform="rotate (-0.232652389290844) translate (12.4566785492704cm 4.65279238036181cm)" svg:viewBox="0 0 1531 292" draw:points="0,246 1072,0 1141,292 1531,200">
          <text:p/>
        </draw:polyline>
        <draw:polyline draw:style-name="gr33" draw:text-style-name="P2" draw:layer="layout" svg:width="1.513cm" svg:height="0.197cm" draw:transform="rotate (-0.156381500978692) translate (12.4234872489756cm 5.0460343335567cm)" svg:viewBox="0 0 1514 198" draw:points="0,151 989,0 1020,198 1514,120">
          <text:p/>
        </draw:polyline>
        <draw:polyline draw:style-name="gr13" draw:text-style-name="P2" draw:layer="layout" svg:width="1.529cm" svg:height="0.291cm" draw:transform="rotate (-0.229685329562454) translate (12.4457639601704cm 5.10026981994934cm)" svg:viewBox="0 0 1530 292" draw:points="0,201 877,0 946,292 1530,156">
          <text:p/>
        </draw:polyline>
        <draw:polyline draw:style-name="gr21" draw:text-style-name="P2" draw:layer="layout" svg:width="1.551cm" svg:height="0.381cm" draw:transform="rotate (-0.300545697193424) translate (12.4692641353005cm 5.17351991687818cm)" svg:viewBox="0 0 1552 382" draw:points="0,234 765,0 883,382 1552,175">
          <text:p/>
        </draw:polyline>
        <draw:polyline draw:style-name="gr34" draw:text-style-name="P2" draw:layer="layout" svg:width="1.511cm" svg:height="0.197cm" draw:transform="rotate (0.145211393765928) translate (12.3895468962204cm 4.51852125841995cm)" svg:viewBox="0 0 1512 198" draw:points="0,72 790,198 819,0 1512,101">
          <text:p/>
        </draw:polyline>
        <draw:frame draw:style-name="gr35" draw:text-style-name="P18" draw:layer="layout" svg:width="0.133cm" svg:height="0.279cm" svg:x="12.667cm" svg:y="4.109cm">
          <draw:text-box>
            <text:p><text:span text:style-name="T3">1</text:span></text:p>
          </draw:text-box>
        </draw:frame>
        <draw:frame draw:style-name="gr36" draw:text-style-name="P19" draw:layer="layout" svg:width="1.7cm" svg:height="0.33cm" svg:x="12.3cm" svg:y="3.504cm">
          <draw:text-box>
            <text:p><text:span text:style-name="T4">Einspeisung</text:span></text:p>
          </draw:text-box>
        </draw:frame>
        <draw:frame draw:style-name="gr37" draw:text-style-name="P20" draw:layer="layout" svg:width="0.095cm" svg:height="0.084cm" svg:x="12.54cm" svg:y="5.504cm">
          <draw:text-box>
            <text:p><text:span text:style-name="T5">SS</text:span></text:p>
          </draw:text-box>
        </draw:frame>
        <draw:frame draw:style-name="gr37" draw:text-style-name="P20" draw:layer="layout" svg:width="0.095cm" svg:height="0.084cm" svg:x="12.54cm" svg:y="4.304cm">
          <draw:text-box>
            <text:p><text:span text:style-name="T5">NN</text:span></text:p>
          </draw:text-box>
        </draw:frame>
        <draw:frame draw:style-name="gr38" draw:text-style-name="P18" draw:layer="layout" svg:width="0.264cm" svg:height="0.276cm" svg:x="12.568cm" svg:y="5.625cm">
          <draw:text-box>
            <text:p><text:span text:style-name="T3">13</text:span></text:p>
          </draw:text-box>
        </draw:frame>
        <draw:frame draw:style-name="gr39" draw:text-style-name="P18" draw:layer="layout" svg:width="0.8cm" svg:height="0.276cm" svg:x="12.5cm" svg:y="3.832cm">
          <draw:text-box>
            <text:p><text:span text:style-name="T6">Stecker</text:span></text:p>
          </draw:text-box>
        </draw:frame>
        <draw:rect draw:style-name="gr40" draw:text-style-name="P9" draw:layer="layout" svg:width="0.2cm" svg:height="0.196cm" svg:x="13.9cm" svg:y="4.308cm">
          <text:p/>
        </draw:rect>
        <draw:frame draw:style-name="gr41" draw:text-style-name="P21" draw:layer="layout" svg:width="0.2cm" svg:height="0.2cm" svg:x="13.9cm" svg:y="4.304cm">
          <draw:text-box>
            <text:p><text:span text:style-name="T7">NS</text:span></text:p>
          </draw:text-box>
        </draw:frame>
        <draw:rect draw:style-name="gr40" draw:text-style-name="P9" draw:layer="layout" svg:width="0.2cm" svg:height="0.196cm" svg:x="13.9cm" svg:y="4.508cm">
          <text:p/>
        </draw:rect>
        <draw:frame draw:style-name="gr41" draw:text-style-name="P21" draw:layer="layout" svg:width="0.2cm" svg:height="0.2cm" svg:x="13.9cm" svg:y="4.504cm">
          <draw:text-box>
            <text:p><text:span text:style-name="T7">WA</text:span></text:p>
          </draw:text-box>
        </draw:frame>
        <draw:rect draw:style-name="gr40" draw:text-style-name="P9" draw:layer="layout" svg:width="0.2cm" svg:height="0.196cm" svg:x="13.9cm" svg:y="4.71cm">
          <text:p/>
        </draw:rect>
        <draw:frame draw:style-name="gr41" draw:text-style-name="P21" draw:layer="layout" svg:width="0.2cm" svg:height="0.2cm" svg:x="13.9cm" svg:y="4.706cm">
          <draw:text-box>
            <text:p><text:span text:style-name="T7">WB</text:span></text:p>
          </draw:text-box>
        </draw:frame>
        <draw:rect draw:style-name="gr40" draw:text-style-name="P9" draw:layer="layout" svg:width="0.2cm" svg:height="0.196cm" svg:x="13.9cm" svg:y="4.908cm">
          <text:p/>
        </draw:rect>
        <draw:frame draw:style-name="gr41" draw:text-style-name="P21" draw:layer="layout" svg:width="0.2cm" svg:height="0.2cm" svg:x="13.9cm" svg:y="4.904cm">
          <draw:text-box>
            <text:p><text:span text:style-name="T7">V+</text:span></text:p>
          </draw:text-box>
        </draw:frame>
        <draw:rect draw:style-name="gr40" draw:text-style-name="P9" draw:layer="layout" svg:width="0.2cm" svg:height="0.196cm" svg:x="13.9cm" svg:y="5.11cm">
          <text:p/>
        </draw:rect>
        <draw:frame draw:style-name="gr41" draw:text-style-name="P21" draw:layer="layout" svg:width="0.2cm" svg:height="0.2cm" svg:x="13.9cm" svg:y="5.106cm">
          <draw:text-box>
            <text:p><text:span text:style-name="T7">V-</text:span></text:p>
          </draw:text-box>
        </draw:frame>
        <draw:rect draw:style-name="gr40" draw:text-style-name="P9" draw:layer="layout" svg:width="0.2cm" svg:height="0.196cm" svg:x="13.9cm" svg:y="5.31cm">
          <text:p/>
        </draw:rect>
        <draw:frame draw:style-name="gr41" draw:text-style-name="P21" draw:layer="layout" svg:width="0.2cm" svg:height="0.2cm" svg:x="13.9cm" svg:y="5.306cm">
          <draw:text-box>
            <text:p><text:span text:style-name="T7">OB</text:span></text:p>
          </draw:text-box>
        </draw:frame>
        <draw:rect draw:style-name="gr40" draw:text-style-name="P9" draw:layer="layout" svg:width="0.2cm" svg:height="0.196cm" svg:x="13.9cm" svg:y="5.512cm">
          <text:p/>
        </draw:rect>
        <draw:frame draw:style-name="gr41" draw:text-style-name="P21" draw:layer="layout" svg:width="0.2cm" svg:height="0.2cm" svg:x="13.9cm" svg:y="5.508cm">
          <draw:text-box>
            <text:p><text:span text:style-name="T7">OA</text:span></text:p>
          </draw:text-box>
        </draw:frame>
        <draw:rect draw:style-name="gr40" draw:text-style-name="P9" draw:layer="layout" svg:width="0.2cm" svg:height="0.196cm" svg:x="13.9cm" svg:y="5.708cm">
          <text:p/>
        </draw:rect>
        <draw:frame draw:style-name="gr41" draw:text-style-name="P21" draw:layer="layout" svg:width="0.2cm" svg:height="0.2cm" svg:x="13.9cm" svg:y="5.704cm">
          <draw:text-box>
            <text:p><text:span text:style-name="T7">SN</text:span></text:p>
          </draw:text-box>
        </draw:frame>
        <draw:rect draw:style-name="gr40" draw:text-style-name="P9" draw:layer="layout" svg:width="0.2cm" svg:height="0.196cm" svg:x="13.9cm" svg:y="5.912cm">
          <text:p/>
        </draw:rect>
        <draw:frame draw:style-name="gr41" draw:text-style-name="P21" draw:layer="layout" svg:width="0.2cm" svg:height="0.2cm" svg:x="13.9cm" svg:y="5.908cm">
          <draw:text-box>
            <text:p><text:span text:style-name="T7">SS</text:span></text:p>
          </draw:text-box>
        </draw:frame>
        <draw:rect draw:style-name="gr40" draw:text-style-name="P9" draw:layer="layout" svg:width="0.2cm" svg:height="0.196cm" svg:x="13.9cm" svg:y="4.108cm">
          <text:p/>
        </draw:rect>
        <draw:frame draw:style-name="gr41" draw:text-style-name="P21" draw:layer="layout" svg:width="0.2cm" svg:height="0.2cm" svg:x="13.9cm" svg:y="4.104cm">
          <draw:text-box>
            <text:p><text:span text:style-name="T7">NN</text:span></text:p>
          </draw:text-box>
        </draw:frame>
        <draw:frame draw:style-name="gr42" draw:text-style-name="P22" draw:layer="layout" svg:width="0.558cm" svg:height="0.28cm" svg:x="12.54cm" svg:y="6cm">
          <draw:text-box draw:corner-radius="0.058cm">
            <text:p><text:span text:style-name="T8">Power</text:span></text:p>
          </draw:text-box>
        </draw:frame>
        <draw:frame draw:style-name="gr42" draw:text-style-name="P22" draw:layer="layout" svg:width="0.402cm" svg:height="0.28cm" svg:x="13.298cm" svg:y="6cm">
          <draw:text-box>
            <text:p><text:span text:style-name="T8">DCC</text:span></text:p>
          </draw:text-box>
        </draw:frame>
        <draw:g draw:style-name="gr8">
          <draw:rect draw:style-name="gr14" draw:text-style-name="P10" draw:layer="layout" svg:width="0.502cm" svg:height="0.7cm" svg:x="12.551cm" svg:y="6.251cm">
            <text:p/>
          </draw:rect>
          <draw:rect draw:style-name="gr15" draw:text-style-name="P11" draw:layer="layout" svg:width="0.4cm" svg:height="0.6cm" svg:x="12.599cm" svg:y="6.301cm">
            <text:p/>
          </draw:rect>
          <draw:circle draw:style-name="gr16" draw:text-style-name="P12" draw:layer="layout" svg:width="0.1cm" svg:height="0.1cm" svg:x="12.649cm" svg:y="6.351cm">
            <text:p/>
          </draw:circle>
          <draw:circle draw:style-name="gr16" draw:text-style-name="P12" draw:layer="layout" svg:width="0.1cm" svg:height="0.1cm" svg:x="12.849cm" svg:y="6.351cm">
            <text:p/>
          </draw:circle>
          <draw:circle draw:style-name="gr16" draw:text-style-name="P12" draw:layer="layout" svg:width="0.1cm" svg:height="0.1cm" svg:x="12.649cm" svg:y="6.551cm">
            <text:p/>
          </draw:circle>
          <draw:circle draw:style-name="gr16" draw:text-style-name="P12" draw:layer="layout" svg:width="0.1cm" svg:height="0.1cm" svg:x="12.849cm" svg:y="6.551cm">
            <text:p/>
          </draw:circle>
          <draw:circle draw:style-name="gr16" draw:text-style-name="P12" draw:layer="layout" svg:width="0.1cm" svg:height="0.1cm" svg:x="12.649cm" svg:y="6.751cm">
            <text:p/>
          </draw:circle>
          <draw:circle draw:style-name="gr16" draw:text-style-name="P12" draw:layer="layout" svg:width="0.1cm" svg:height="0.1cm" svg:x="12.849cm" svg:y="6.751cm">
            <text:p/>
          </draw:circle>
          <draw:rect draw:style-name="gr17" draw:text-style-name="P1" draw:layer="layout" svg:width="0.05cm" svg:height="0.2cm" svg:x="13.001cm" svg:y="6.501cm">
            <text:p/>
          </draw:rect>
        </draw:g>
        <draw:g draw:style-name="gr8">
          <draw:rect draw:style-name="gr14" draw:text-style-name="P10" draw:layer="layout" svg:width="0.502cm" svg:height="0.7cm" svg:x="13.251cm" svg:y="6.251cm">
            <text:p/>
          </draw:rect>
          <draw:rect draw:style-name="gr15" draw:text-style-name="P11" draw:layer="layout" svg:width="0.4cm" svg:height="0.6cm" svg:x="13.299cm" svg:y="6.301cm">
            <text:p/>
          </draw:rect>
          <draw:circle draw:style-name="gr16" draw:text-style-name="P12" draw:layer="layout" svg:width="0.1cm" svg:height="0.1cm" svg:x="13.349cm" svg:y="6.351cm">
            <text:p/>
          </draw:circle>
          <draw:circle draw:style-name="gr16" draw:text-style-name="P12" draw:layer="layout" svg:width="0.1cm" svg:height="0.1cm" svg:x="13.549cm" svg:y="6.351cm">
            <text:p/>
          </draw:circle>
          <draw:circle draw:style-name="gr16" draw:text-style-name="P12" draw:layer="layout" svg:width="0.1cm" svg:height="0.1cm" svg:x="13.349cm" svg:y="6.551cm">
            <text:p/>
          </draw:circle>
          <draw:circle draw:style-name="gr16" draw:text-style-name="P12" draw:layer="layout" svg:width="0.1cm" svg:height="0.1cm" svg:x="13.549cm" svg:y="6.551cm">
            <text:p/>
          </draw:circle>
          <draw:circle draw:style-name="gr16" draw:text-style-name="P12" draw:layer="layout" svg:width="0.1cm" svg:height="0.1cm" svg:x="13.349cm" svg:y="6.751cm">
            <text:p/>
          </draw:circle>
          <draw:circle draw:style-name="gr16" draw:text-style-name="P12" draw:layer="layout" svg:width="0.1cm" svg:height="0.1cm" svg:x="13.549cm" svg:y="6.751cm">
            <text:p/>
          </draw:circle>
          <draw:rect draw:style-name="gr17" draw:text-style-name="P1" draw:layer="layout" svg:width="0.05cm" svg:height="0.2cm" svg:x="13.701cm" svg:y="6.501cm">
            <text:p/>
          </draw:rect>
        </draw:g>
        <draw:frame draw:style-name="gr42" draw:text-style-name="P22" draw:layer="layout" svg:width="0.1cm" svg:height="0.2cm" svg:x="13.601cm" svg:y="6.801cm">
          <draw:text-box>
            <text:p><text:span text:style-name="T8">1</text:span></text:p>
          </draw:text-box>
        </draw:frame>
        <draw:frame draw:style-name="gr23" draw:text-style-name="P14" draw:layer="layout" svg:width="1.39cm" svg:height="0.25cm" svg:x="14.01cm" svg:y="6.72cm">
          <draw:text-box>
            <text:p><text:span text:style-name="T2">RW_5V_SUB25_10</text:span></text:p>
          </draw:text-box>
        </draw:frame>
        <draw:custom-shape draw:style-name="gr43" draw:text-style-name="P1" draw:layer="layout" svg:width="1.599cm" svg:height="2.199cm" svg:x="9.101cm" svg:y="4.00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1.298cm" svg:height="0.6cm" svg:x="6.002cm" svg:y="4.101cm">
          <text:p/>
          <draw:enhanced-geometry svg:viewBox="0 0 21600 21600" draw:type="rectangle" draw:enhanced-path="M 0 0 L 21600 0 21600 21600 0 21600 0 0 Z N"/>
        </draw:custom-shape>
        <draw:frame draw:style-name="gr45" draw:text-style-name="P24" draw:layer="layout" svg:width="0.7cm" svg:height="0.489cm" svg:x="6.301cm" svg:y="4.201cm">
          <draw:text-box>
            <text:p><text:span text:style-name="T9">Trafo</text:span></text:p>
          </draw:text-box>
        </draw:frame>
        <draw:line draw:style-name="gr46" draw:text-style-name="P2" draw:layer="layout" svg:x1="7.3cm" svg:y1="4.701cm" svg:x2="6cm" svg:y2="5.301cm">
          <text:p/>
        </draw:line>
        <draw:frame draw:style-name="gr47" draw:text-style-name="P25" draw:layer="layout" svg:width="0.552cm" svg:height="0.28cm" svg:x="6.15cm" svg:y="4.769cm">
          <draw:text-box>
            <text:p><text:span text:style-name="T10">230~</text:span></text:p>
          </draw:text-box>
        </draw:frame>
        <draw:frame draw:style-name="gr48" draw:text-style-name="P25" draw:layer="layout" svg:width="0.5cm" svg:height="0.5cm" svg:x="6.8cm" svg:y="4.951cm">
          <draw:text-box>
            <text:p><text:span text:style-name="T10">18V~</text:span></text:p>
            <text:p><text:span text:style-name="T10">2,9A</text:span></text:p>
          </draw:text-box>
        </draw:frame>
        <draw:custom-shape draw:style-name="gr49" draw:text-style-name="P23" draw:layer="layout" svg:width="1.298cm" svg:height="0.8cm" svg:x="6.002cm" svg:y="4.701cm">
          <text:p/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0.4cm" svg:height="0.25cm" svg:x="7.5cm" svg:y="4.951cm">
          <draw:text-box>
            <text:p><text:span text:style-name="T3">blue</text:span></text:p>
          </draw:text-box>
        </draw:frame>
        <draw:frame draw:style-name="gr23" draw:text-style-name="P26" draw:layer="layout" svg:width="1.401cm" svg:height="0.25cm" svg:x="7.4cm" svg:y="4.651cm">
          <draw:text-box>
            <text:p><text:span text:style-name="T11">yellow </text:span><text:span text:style-name="T12">→</text:span><text:span text:style-name="T3"> violet</text:span></text:p>
          </draw:text-box>
        </draw:frame>
        <draw:line draw:style-name="gr24" draw:text-style-name="P2" draw:layer="layout" svg:x1="8.2cm" svg:y1="5.2cm" svg:x2="9cm" svg:y2="5.2cm">
          <text:p/>
        </draw:line>
        <draw:line draw:style-name="gr24" draw:text-style-name="P2" draw:layer="layout" svg:x1="7.301cm" svg:y1="5.201cm" svg:x2="8.201cm" svg:y2="5.201cm">
          <text:p/>
        </draw:line>
        <draw:polyline draw:style-name="gr25" draw:text-style-name="P2" draw:layer="layout" svg:width="0.804cm" svg:height="0.099cm" draw:transform="rotate (-0.0767944870877513) translate (8.20353148556603cm 4.8541042491148cm)" svg:viewBox="0 0 805 100" draw:points="0,46 598,0 606,100 805,84">
          <text:p/>
        </draw:polyline>
        <draw:polyline draw:style-name="gr50" draw:text-style-name="P2" draw:layer="layout" svg:width="0.898cm" svg:height="1.799cm" svg:x="5.6cm" svg:y="3.201cm" svg:viewBox="0 0 899 1800" draw:points="401,1800 2,1800 0,300 899,300 899,0 401,0">
          <text:p/>
        </draw:polyline>
        <draw:g draw:style-name="gr4">
          <draw:custom-shape draw:style-name="gr51" draw:text-style-name="P4" draw:layer="layout" svg:width="0.229cm" svg:height="0.2cm" svg:x="5.77cm" svg:y="3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4" draw:layer="layout" svg:width="0.115cm" svg:height="0.2cm" svg:x="5.77cm" svg:y="3.101cm">
            <text:p/>
            <draw:enhanced-geometry svg:viewBox="0 0 21600 21600" draw:type="rectangle" draw:enhanced-path="M 0 0 L 21600 0 21600 21600 0 21600 0 0 Z N"/>
          </draw:custom-shape>
          <draw:line draw:style-name="gr52" draw:text-style-name="P2" draw:layer="layout" svg:x1="5.771cm" svg:y1="3.151cm" svg:x2="5.6cm" svg:y2="3.151cm">
            <text:p/>
          </draw:line>
          <draw:line draw:style-name="gr52" draw:text-style-name="P2" draw:layer="layout" svg:x1="5.771cm" svg:y1="3.251cm" svg:x2="5.6cm" svg:y2="3.251cm">
            <text:p/>
          </draw:line>
        </draw:g>
        <draw:line draw:style-name="gr53" draw:text-style-name="P2" draw:layer="layout" svg:x1="7.301cm" svg:y1="4.901cm" svg:x2="8.201cm" svg:y2="4.901cm">
          <text:p/>
        </draw:line>
        <draw:rect draw:style-name="gr40" draw:text-style-name="P9" draw:layer="layout" svg:width="0.2cm" svg:height="0.196cm" svg:x="9.001cm" svg:y="4.307cm">
          <text:p/>
        </draw:rect>
        <draw:frame draw:style-name="gr41" draw:text-style-name="P21" draw:layer="layout" svg:width="0.2cm" svg:height="0.2cm" svg:x="9.001cm" svg:y="4.303cm">
          <draw:text-box>
            <text:p><text:span text:style-name="T7">NS</text:span></text:p>
          </draw:text-box>
        </draw:frame>
        <draw:rect draw:style-name="gr40" draw:text-style-name="P9" draw:layer="layout" svg:width="0.2cm" svg:height="0.196cm" svg:x="9.001cm" svg:y="4.507cm">
          <text:p/>
        </draw:rect>
        <draw:frame draw:style-name="gr41" draw:text-style-name="P21" draw:layer="layout" svg:width="0.2cm" svg:height="0.2cm" svg:x="9.001cm" svg:y="4.503cm">
          <draw:text-box>
            <text:p><text:span text:style-name="T7">WA</text:span></text:p>
          </draw:text-box>
        </draw:frame>
        <draw:rect draw:style-name="gr40" draw:text-style-name="P9" draw:layer="layout" svg:width="0.2cm" svg:height="0.196cm" svg:x="9.001cm" svg:y="4.709cm">
          <text:p/>
        </draw:rect>
        <draw:frame draw:style-name="gr41" draw:text-style-name="P21" draw:layer="layout" svg:width="0.2cm" svg:height="0.2cm" svg:x="9.001cm" svg:y="4.705cm">
          <draw:text-box>
            <text:p><text:span text:style-name="T7">WB</text:span></text:p>
          </draw:text-box>
        </draw:frame>
        <draw:rect draw:style-name="gr40" draw:text-style-name="P9" draw:layer="layout" svg:width="0.2cm" svg:height="0.196cm" svg:x="9.001cm" svg:y="4.907cm">
          <text:p/>
        </draw:rect>
        <draw:frame draw:style-name="gr41" draw:text-style-name="P21" draw:layer="layout" svg:width="0.2cm" svg:height="0.2cm" svg:x="9.001cm" svg:y="4.903cm">
          <draw:text-box>
            <text:p><text:span text:style-name="T7">V+</text:span></text:p>
          </draw:text-box>
        </draw:frame>
        <draw:rect draw:style-name="gr40" draw:text-style-name="P9" draw:layer="layout" svg:width="0.2cm" svg:height="0.196cm" svg:x="9.001cm" svg:y="5.109cm">
          <text:p/>
        </draw:rect>
        <draw:frame draw:style-name="gr41" draw:text-style-name="P21" draw:layer="layout" svg:width="0.2cm" svg:height="0.2cm" svg:x="9.001cm" svg:y="5.105cm">
          <draw:text-box>
            <text:p><text:span text:style-name="T7">V-</text:span></text:p>
          </draw:text-box>
        </draw:frame>
        <draw:rect draw:style-name="gr40" draw:text-style-name="P9" draw:layer="layout" svg:width="0.2cm" svg:height="0.196cm" svg:x="9.001cm" svg:y="5.309cm">
          <text:p/>
        </draw:rect>
        <draw:frame draw:style-name="gr41" draw:text-style-name="P21" draw:layer="layout" svg:width="0.2cm" svg:height="0.2cm" svg:x="9.001cm" svg:y="5.305cm">
          <draw:text-box>
            <text:p><text:span text:style-name="T7">OB</text:span></text:p>
          </draw:text-box>
        </draw:frame>
        <draw:rect draw:style-name="gr40" draw:text-style-name="P9" draw:layer="layout" svg:width="0.2cm" svg:height="0.196cm" svg:x="9.001cm" svg:y="5.511cm">
          <text:p/>
        </draw:rect>
        <draw:frame draw:style-name="gr41" draw:text-style-name="P21" draw:layer="layout" svg:width="0.2cm" svg:height="0.2cm" svg:x="9.001cm" svg:y="5.507cm">
          <draw:text-box>
            <text:p><text:span text:style-name="T7">OA</text:span></text:p>
          </draw:text-box>
        </draw:frame>
        <draw:rect draw:style-name="gr40" draw:text-style-name="P9" draw:layer="layout" svg:width="0.2cm" svg:height="0.196cm" svg:x="9.001cm" svg:y="5.707cm">
          <text:p/>
        </draw:rect>
        <draw:frame draw:style-name="gr41" draw:text-style-name="P21" draw:layer="layout" svg:width="0.2cm" svg:height="0.2cm" svg:x="9.001cm" svg:y="5.703cm">
          <draw:text-box>
            <text:p><text:span text:style-name="T7">SN</text:span></text:p>
          </draw:text-box>
        </draw:frame>
        <draw:rect draw:style-name="gr40" draw:text-style-name="P9" draw:layer="layout" svg:width="0.2cm" svg:height="0.196cm" svg:x="9.001cm" svg:y="5.911cm">
          <text:p/>
        </draw:rect>
        <draw:frame draw:style-name="gr41" draw:text-style-name="P21" draw:layer="layout" svg:width="0.2cm" svg:height="0.2cm" svg:x="9.001cm" svg:y="5.907cm">
          <draw:text-box>
            <text:p><text:span text:style-name="T7">SS</text:span></text:p>
          </draw:text-box>
        </draw:frame>
        <draw:rect draw:style-name="gr40" draw:text-style-name="P9" draw:layer="layout" svg:width="0.2cm" svg:height="0.196cm" svg:x="9.001cm" svg:y="4.107cm">
          <text:p/>
        </draw:rect>
        <draw:frame draw:style-name="gr41" draw:text-style-name="P21" draw:layer="layout" svg:width="0.2cm" svg:height="0.2cm" svg:x="9.001cm" svg:y="4.103cm">
          <draw:text-box>
            <text:p><text:span text:style-name="T7">NN</text:span></text:p>
          </draw:text-box>
        </draw:frame>
        <draw:polyline draw:style-name="gr3" draw:text-style-name="P2" draw:layer="layout" svg:width="1.408cm" svg:height="0.197cm" draw:transform="rotate (-0.156556033903892) translate (9.21688744095091cm 4.0930143709852cm)" svg:viewBox="0 0 1409 198" draw:points="0,108 693,0 724,198 1409,93">
          <text:p/>
        </draw:polyline>
        <draw:polyline draw:style-name="gr34" draw:text-style-name="P2" draw:layer="layout" svg:width="1.403cm" svg:height="0.194cm" draw:transform="rotate (-0.23090706003885) translate (9.23125589621721cm 4.2670529596499cm)" svg:viewBox="0 0 1404 195" draw:points="0,137 585,0 631,195 1404,17">
          <text:p/>
        </draw:polyline>
        <draw:polyline draw:style-name="gr31" draw:text-style-name="P2" draw:layer="layout" svg:width="1.397cm" svg:height="0.099cm" draw:transform="rotate (-0.0802851455917397) translate (9.20314242500537cm 4.5609433306157cm)" svg:viewBox="0 0 1398 100" draw:points="0,39 499,0 507,100 1398,32">
          <text:p/>
        </draw:polyline>
        <draw:line draw:style-name="gr32" draw:text-style-name="P2" draw:layer="layout" svg:x1="9.2cm" svg:y1="4.8cm" svg:x2="10.594cm" svg:y2="4.805cm">
          <text:p/>
        </draw:line>
        <draw:polyline draw:style-name="gr28" draw:text-style-name="P2" draw:layer="layout" svg:width="1.322cm" svg:height="0.296cm" draw:transform="rotate (0.150447381521911) translate (9.26103659817674cm 4.9373767358766cm)" svg:viewBox="0 0 1323 297" draw:points="0,267 198,297 243,0 1323,168">
          <text:p/>
        </draw:polyline>
        <draw:line draw:style-name="gr30" draw:text-style-name="P17" draw:layer="layout" svg:x1="9.2cm" svg:y1="5cm" svg:x2="10.594cm" svg:y2="5.005cm">
          <text:p/>
        </draw:line>
        <draw:polyline draw:style-name="gr28" draw:text-style-name="P2" draw:layer="layout" svg:width="1.396cm" svg:height="0.099cm" draw:transform="rotate (0.074176493209759) translate (9.19433654671312cm 5.1237890311386cm)" svg:viewBox="0 0 1397 100" draw:points="0,76 300,100 308,0 1397,85">
          <text:p/>
        </draw:polyline>
        <draw:polyline draw:style-name="gr33" draw:text-style-name="P2" draw:layer="layout" svg:width="1.307cm" svg:height="0.197cm" draw:transform="rotate (0.150447381521911) translate (9.27810175826952cm 5.2499490645873cm)" svg:viewBox="0 0 1308 198" draw:points="0,153 297,198 327,0 1308,153">
          <text:p/>
        </draw:polyline>
        <draw:polyline draw:style-name="gr13" draw:text-style-name="P2" draw:layer="layout" svg:width="1.424cm" svg:height="0.291cm" draw:transform="rotate (0.224972940582069) translate (9.15991204251634cm 5.4248262981736cm)" svg:viewBox="0 0 1425 292" draw:points="0,180 488,292 555,0 1425,203">
          <text:p/>
        </draw:polyline>
        <draw:polyline draw:style-name="gr21" draw:text-style-name="P2" draw:layer="layout" svg:width="1.454cm" svg:height="0.381cm" draw:transform="rotate (0.297229571614634) translate (9.13981819225619cm 5.6035221784621cm)" svg:viewBox="0 0 1455 382" draw:points="0,205 573,382 692,0 1455,238">
          <text:p/>
        </draw:polyline>
        <draw:polyline draw:style-name="gr29" draw:text-style-name="P2" draw:layer="layout" svg:width="1.446cm" svg:height="0.389cm" draw:transform="rotate (-2.91661971300772) translate (10.6456266039192cm 5.830594514885cm)" svg:viewBox="0 0 1447 390" draw:points="0,231 675,390 764,0 1447,157">
          <text:p/>
        </draw:polyline>
        <draw:frame draw:style-name="gr38" draw:text-style-name="P18" draw:layer="layout" svg:width="0.264cm" svg:height="0.276cm" svg:x="10.164cm" svg:y="5.625cm">
          <draw:text-box>
            <text:p><text:span text:style-name="T3">13</text:span></text:p>
          </draw:text-box>
        </draw:frame>
        <draw:frame draw:style-name="gr54" draw:text-style-name="P18" draw:layer="layout" svg:width="0.133cm" svg:height="0.276cm" svg:x="10.27cm" svg:y="4.126cm">
          <draw:text-box>
            <text:p><text:span text:style-name="T3">1</text:span></text:p>
          </draw:text-box>
        </draw:frame>
        <draw:frame draw:style-name="gr55" draw:text-style-name="P19" draw:layer="layout" svg:width="0.8cm" svg:height="0.33cm" svg:x="11.202cm" svg:y="3.604cm">
          <draw:text-box>
            <text:p><text:span text:style-name="T4">Kabel</text:span></text:p>
          </draw:text-box>
        </draw:frame>
        <draw:frame draw:style-name="gr39" draw:text-style-name="P18" draw:layer="layout" svg:width="0.8cm" svg:height="0.276cm" svg:x="11.401cm" svg:y="5.933cm">
          <draw:text-box>
            <text:p><text:span text:style-name="T6">Stecker</text:span></text:p>
          </draw:text-box>
        </draw:frame>
        <draw:frame draw:style-name="gr39" draw:text-style-name="P18" draw:layer="layout" svg:width="0.8cm" svg:height="0.276cm" svg:x="11.205cm" svg:y="4.033cm">
          <draw:text-box>
            <text:p><text:span text:style-name="T6">Buchsen</text:span></text:p>
          </draw:text-box>
        </draw:frame>
        <draw:g draw:style-name="gr8">
          <draw:polygon draw:style-name="gr26" draw:text-style-name="P15" draw:layer="layout" svg:width="0.299cm" svg:height="1.399cm" svg:x="11.9cm" svg:y="4.3cm" svg:viewBox="0 0 300 1400" draw:points="0,26 43,0 86,0 200,50 300,200 300,1200 200,1350 86,1400 43,1400 0,1374">
            <text:p/>
          </draw:polygon>
          <draw:circle draw:style-name="gr56" draw:text-style-name="P27" draw:layer="layout" svg:width="0.06cm" svg:height="0.06cm" svg:x="11.97cm" svg:y="4.37cm">
            <text:p/>
          </draw:circle>
          <draw:circle draw:style-name="gr56" draw:text-style-name="P27" draw:layer="layout" svg:width="0.06cm" svg:height="0.06cm" svg:x="11.97cm" svg:y="4.47cm">
            <text:p/>
          </draw:circle>
          <draw:circle draw:style-name="gr56" draw:text-style-name="P27" draw:layer="layout" svg:width="0.06cm" svg:height="0.06cm" svg:x="11.97cm" svg:y="4.57cm">
            <text:p/>
          </draw:circle>
          <draw:circle draw:style-name="gr56" draw:text-style-name="P27" draw:layer="layout" svg:width="0.06cm" svg:height="0.06cm" svg:x="11.97cm" svg:y="4.67cm">
            <text:p/>
          </draw:circle>
          <draw:circle draw:style-name="gr56" draw:text-style-name="P27" draw:layer="layout" svg:width="0.06cm" svg:height="0.06cm" svg:x="11.97cm" svg:y="4.77cm">
            <text:p/>
          </draw:circle>
          <draw:circle draw:style-name="gr56" draw:text-style-name="P27" draw:layer="layout" svg:width="0.06cm" svg:height="0.06cm" svg:x="11.97cm" svg:y="4.87cm">
            <text:p/>
          </draw:circle>
          <draw:circle draw:style-name="gr56" draw:text-style-name="P27" draw:layer="layout" svg:width="0.06cm" svg:height="0.06cm" svg:x="11.97cm" svg:y="4.97cm">
            <text:p/>
          </draw:circle>
          <draw:circle draw:style-name="gr56" draw:text-style-name="P27" draw:layer="layout" svg:width="0.06cm" svg:height="0.06cm" svg:x="11.97cm" svg:y="5.07cm">
            <text:p/>
          </draw:circle>
          <draw:circle draw:style-name="gr56" draw:text-style-name="P27" draw:layer="layout" svg:width="0.06cm" svg:height="0.06cm" svg:x="11.97cm" svg:y="5.17cm">
            <text:p/>
          </draw:circle>
          <draw:circle draw:style-name="gr56" draw:text-style-name="P27" draw:layer="layout" svg:width="0.06cm" svg:height="0.06cm" svg:x="11.97cm" svg:y="5.27cm">
            <text:p/>
          </draw:circle>
          <draw:circle draw:style-name="gr56" draw:text-style-name="P27" draw:layer="layout" svg:width="0.06cm" svg:height="0.06cm" svg:x="11.97cm" svg:y="5.37cm">
            <text:p/>
          </draw:circle>
          <draw:circle draw:style-name="gr56" draw:text-style-name="P27" draw:layer="layout" svg:width="0.06cm" svg:height="0.06cm" svg:x="11.97cm" svg:y="5.47cm">
            <text:p/>
          </draw:circle>
          <draw:circle draw:style-name="gr56" draw:text-style-name="P27" draw:layer="layout" svg:width="0.06cm" svg:height="0.06cm" svg:x="11.97cm" svg:y="5.57cm">
            <text:p/>
          </draw:circle>
          <draw:circle draw:style-name="gr56" draw:text-style-name="P27" draw:layer="layout" svg:width="0.05cm" svg:height="0.05cm" svg:x="12.075cm" svg:y="4.425cm">
            <text:p/>
          </draw:circle>
          <draw:circle draw:style-name="gr56" draw:text-style-name="P27" draw:layer="layout" svg:width="0.05cm" svg:height="0.05cm" svg:x="12.075cm" svg:y="4.525cm">
            <text:p/>
          </draw:circle>
          <draw:circle draw:style-name="gr56" draw:text-style-name="P27" draw:layer="layout" svg:width="0.05cm" svg:height="0.05cm" svg:x="12.075cm" svg:y="4.625cm">
            <text:p/>
          </draw:circle>
          <draw:circle draw:style-name="gr56" draw:text-style-name="P27" draw:layer="layout" svg:width="0.05cm" svg:height="0.05cm" svg:x="12.075cm" svg:y="4.725cm">
            <text:p/>
          </draw:circle>
          <draw:circle draw:style-name="gr56" draw:text-style-name="P27" draw:layer="layout" svg:width="0.05cm" svg:height="0.05cm" svg:x="12.075cm" svg:y="4.825cm">
            <text:p/>
          </draw:circle>
          <draw:circle draw:style-name="gr56" draw:text-style-name="P27" draw:layer="layout" svg:width="0.05cm" svg:height="0.05cm" svg:x="12.075cm" svg:y="4.925cm">
            <text:p/>
          </draw:circle>
          <draw:circle draw:style-name="gr56" draw:text-style-name="P27" draw:layer="layout" svg:width="0.05cm" svg:height="0.05cm" svg:x="12.075cm" svg:y="5.025cm">
            <text:p/>
          </draw:circle>
          <draw:circle draw:style-name="gr56" draw:text-style-name="P27" draw:layer="layout" svg:width="0.05cm" svg:height="0.05cm" svg:x="12.075cm" svg:y="5.125cm">
            <text:p/>
          </draw:circle>
          <draw:circle draw:style-name="gr56" draw:text-style-name="P27" draw:layer="layout" svg:width="0.05cm" svg:height="0.05cm" svg:x="12.075cm" svg:y="5.225cm">
            <text:p/>
          </draw:circle>
          <draw:circle draw:style-name="gr56" draw:text-style-name="P27" draw:layer="layout" svg:width="0.05cm" svg:height="0.05cm" svg:x="12.075cm" svg:y="5.325cm">
            <text:p/>
          </draw:circle>
          <draw:circle draw:style-name="gr56" draw:text-style-name="P27" draw:layer="layout" svg:width="0.05cm" svg:height="0.05cm" svg:x="12.075cm" svg:y="5.425cm">
            <text:p/>
          </draw:circle>
          <draw:circle draw:style-name="gr56" draw:text-style-name="P27" draw:layer="layout" svg:width="0.05cm" svg:height="0.05cm" svg:x="12.075cm" svg:y="5.525cm">
            <text:p/>
          </draw:circle>
        </draw:g>
        <draw:g draw:style-name="gr8">
          <draw:polygon draw:style-name="gr26" draw:text-style-name="P15" draw:layer="layout" svg:width="0.299cm" svg:height="1.399cm" svg:x="10.9cm" svg:y="4.3cm" svg:viewBox="0 0 300 1400" draw:points="300,26 257,0 214,0 100,50 0,200 0,1200 100,1350 214,1400 257,1400 300,1374">
            <text:p/>
          </draw:polygon>
          <draw:circle draw:style-name="gr56" draw:text-style-name="P27" draw:layer="layout" svg:width="0.06cm" svg:height="0.06cm" svg:x="11.07cm" svg:y="4.37cm">
            <text:p/>
          </draw:circle>
          <draw:circle draw:style-name="gr56" draw:text-style-name="P27" draw:layer="layout" svg:width="0.06cm" svg:height="0.06cm" svg:x="11.07cm" svg:y="4.47cm">
            <text:p/>
          </draw:circle>
          <draw:circle draw:style-name="gr56" draw:text-style-name="P27" draw:layer="layout" svg:width="0.06cm" svg:height="0.06cm" svg:x="11.07cm" svg:y="4.57cm">
            <text:p/>
          </draw:circle>
          <draw:circle draw:style-name="gr56" draw:text-style-name="P27" draw:layer="layout" svg:width="0.06cm" svg:height="0.06cm" svg:x="11.07cm" svg:y="4.67cm">
            <text:p/>
          </draw:circle>
          <draw:circle draw:style-name="gr56" draw:text-style-name="P27" draw:layer="layout" svg:width="0.06cm" svg:height="0.06cm" svg:x="11.07cm" svg:y="4.77cm">
            <text:p/>
          </draw:circle>
          <draw:circle draw:style-name="gr56" draw:text-style-name="P27" draw:layer="layout" svg:width="0.06cm" svg:height="0.06cm" svg:x="11.07cm" svg:y="4.87cm">
            <text:p/>
          </draw:circle>
          <draw:circle draw:style-name="gr56" draw:text-style-name="P27" draw:layer="layout" svg:width="0.06cm" svg:height="0.06cm" svg:x="11.07cm" svg:y="4.97cm">
            <text:p/>
          </draw:circle>
          <draw:circle draw:style-name="gr56" draw:text-style-name="P27" draw:layer="layout" svg:width="0.06cm" svg:height="0.06cm" svg:x="11.07cm" svg:y="5.07cm">
            <text:p/>
          </draw:circle>
          <draw:circle draw:style-name="gr56" draw:text-style-name="P27" draw:layer="layout" svg:width="0.06cm" svg:height="0.06cm" svg:x="11.07cm" svg:y="5.17cm">
            <text:p/>
          </draw:circle>
          <draw:circle draw:style-name="gr56" draw:text-style-name="P27" draw:layer="layout" svg:width="0.06cm" svg:height="0.06cm" svg:x="11.07cm" svg:y="5.27cm">
            <text:p/>
          </draw:circle>
          <draw:circle draw:style-name="gr56" draw:text-style-name="P27" draw:layer="layout" svg:width="0.06cm" svg:height="0.06cm" svg:x="11.07cm" svg:y="5.37cm">
            <text:p/>
          </draw:circle>
          <draw:circle draw:style-name="gr56" draw:text-style-name="P27" draw:layer="layout" svg:width="0.06cm" svg:height="0.06cm" svg:x="11.07cm" svg:y="5.47cm">
            <text:p/>
          </draw:circle>
          <draw:circle draw:style-name="gr56" draw:text-style-name="P27" draw:layer="layout" svg:width="0.06cm" svg:height="0.06cm" svg:x="11.07cm" svg:y="5.57cm">
            <text:p/>
          </draw:circle>
          <draw:circle draw:style-name="gr56" draw:text-style-name="P27" draw:layer="layout" svg:width="0.05cm" svg:height="0.05cm" svg:x="10.975cm" svg:y="4.425cm">
            <text:p/>
          </draw:circle>
          <draw:circle draw:style-name="gr56" draw:text-style-name="P27" draw:layer="layout" svg:width="0.05cm" svg:height="0.05cm" svg:x="10.975cm" svg:y="4.525cm">
            <text:p/>
          </draw:circle>
          <draw:circle draw:style-name="gr56" draw:text-style-name="P27" draw:layer="layout" svg:width="0.05cm" svg:height="0.05cm" svg:x="10.975cm" svg:y="4.625cm">
            <text:p/>
          </draw:circle>
          <draw:circle draw:style-name="gr56" draw:text-style-name="P27" draw:layer="layout" svg:width="0.05cm" svg:height="0.05cm" svg:x="10.975cm" svg:y="4.725cm">
            <text:p/>
          </draw:circle>
          <draw:circle draw:style-name="gr56" draw:text-style-name="P27" draw:layer="layout" svg:width="0.05cm" svg:height="0.05cm" svg:x="10.975cm" svg:y="4.825cm">
            <text:p/>
          </draw:circle>
          <draw:circle draw:style-name="gr56" draw:text-style-name="P27" draw:layer="layout" svg:width="0.05cm" svg:height="0.05cm" svg:x="10.975cm" svg:y="4.925cm">
            <text:p/>
          </draw:circle>
          <draw:circle draw:style-name="gr56" draw:text-style-name="P27" draw:layer="layout" svg:width="0.05cm" svg:height="0.05cm" svg:x="10.975cm" svg:y="5.025cm">
            <text:p/>
          </draw:circle>
          <draw:circle draw:style-name="gr56" draw:text-style-name="P27" draw:layer="layout" svg:width="0.05cm" svg:height="0.05cm" svg:x="10.975cm" svg:y="5.125cm">
            <text:p/>
          </draw:circle>
          <draw:circle draw:style-name="gr56" draw:text-style-name="P27" draw:layer="layout" svg:width="0.05cm" svg:height="0.05cm" svg:x="10.975cm" svg:y="5.225cm">
            <text:p/>
          </draw:circle>
          <draw:circle draw:style-name="gr56" draw:text-style-name="P27" draw:layer="layout" svg:width="0.05cm" svg:height="0.05cm" svg:x="10.975cm" svg:y="5.325cm">
            <text:p/>
          </draw:circle>
          <draw:circle draw:style-name="gr56" draw:text-style-name="P27" draw:layer="layout" svg:width="0.05cm" svg:height="0.05cm" svg:x="10.975cm" svg:y="5.425cm">
            <text:p/>
          </draw:circle>
          <draw:circle draw:style-name="gr56" draw:text-style-name="P27" draw:layer="layout" svg:width="0.05cm" svg:height="0.05cm" svg:x="10.975cm" svg:y="5.525cm">
            <text:p/>
          </draw:circle>
        </draw:g>
        <draw:line draw:style-name="gr57" draw:text-style-name="P2" draw:layer="layout" svg:x1="11.25cm" svg:y1="5cm" svg:x2="11.85cm" svg:y2="5cm">
          <text:p/>
        </draw:line>
        <draw:g draw:style-name="gr8">
          <draw:polygon draw:style-name="gr26" draw:text-style-name="P15" draw:layer="layout" svg:width="0.299cm" svg:height="1.399cm" svg:x="10.601cm" svg:y="4.305cm" svg:viewBox="0 0 300 1400" draw:points="0,26 43,0 86,0 200,50 300,200 300,1200 200,1350 86,1400 43,1400 0,1374">
            <text:p/>
          </draw:polygon>
          <draw:ellipse draw:style-name="gr27" draw:text-style-name="P16" draw:layer="layout" svg:width="0.06cm" svg:height="0.061cm" svg:x="10.671cm" svg:y="4.374cm">
            <text:p/>
          </draw:ellipse>
          <draw:circle draw:style-name="gr27" draw:text-style-name="P16" draw:layer="layout" svg:width="0.06cm" svg:height="0.06cm" svg:x="10.671cm" svg:y="4.475cm">
            <text:p/>
          </draw:circle>
          <draw:circle draw:style-name="gr27" draw:text-style-name="P16" draw:layer="layout" svg:width="0.06cm" svg:height="0.059cm" svg:x="10.671cm" svg:y="4.575cm">
            <text:p/>
          </draw:circle>
          <draw:circle draw:style-name="gr27" draw:text-style-name="P16" draw:layer="layout" svg:width="0.06cm" svg:height="0.06cm" svg:x="10.671cm" svg:y="4.675cm">
            <text:p/>
          </draw:circle>
          <draw:ellipse draw:style-name="gr27" draw:text-style-name="P16" draw:layer="layout" svg:width="0.06cm" svg:height="0.061cm" svg:x="10.671cm" svg:y="4.774cm">
            <text:p/>
          </draw:ellipse>
          <draw:circle draw:style-name="gr27" draw:text-style-name="P16" draw:layer="layout" svg:width="0.06cm" svg:height="0.06cm" svg:x="10.671cm" svg:y="4.875cm">
            <text:p/>
          </draw:circle>
          <draw:circle draw:style-name="gr27" draw:text-style-name="P16" draw:layer="layout" svg:width="0.06cm" svg:height="0.06cm" svg:x="10.671cm" svg:y="4.975cm">
            <text:p/>
          </draw:circle>
          <draw:circle draw:style-name="gr27" draw:text-style-name="P16" draw:layer="layout" svg:width="0.06cm" svg:height="0.059cm" svg:x="10.671cm" svg:y="5.075cm">
            <text:p/>
          </draw:circle>
          <draw:circle draw:style-name="gr27" draw:text-style-name="P16" draw:layer="layout" svg:width="0.06cm" svg:height="0.06cm" svg:x="10.671cm" svg:y="5.175cm">
            <text:p/>
          </draw:circle>
          <draw:ellipse draw:style-name="gr27" draw:text-style-name="P16" draw:layer="layout" svg:width="0.06cm" svg:height="0.061cm" svg:x="10.671cm" svg:y="5.274cm">
            <text:p/>
          </draw:ellipse>
          <draw:circle draw:style-name="gr27" draw:text-style-name="P16" draw:layer="layout" svg:width="0.06cm" svg:height="0.06cm" svg:x="10.671cm" svg:y="5.375cm">
            <text:p/>
          </draw:circle>
          <draw:circle draw:style-name="gr27" draw:text-style-name="P16" draw:layer="layout" svg:width="0.06cm" svg:height="0.06cm" svg:x="10.671cm" svg:y="5.475cm">
            <text:p/>
          </draw:circle>
          <draw:circle draw:style-name="gr27" draw:text-style-name="P16" draw:layer="layout" svg:width="0.06cm" svg:height="0.06cm" svg:x="10.671cm" svg:y="5.575cm">
            <text:p/>
          </draw:circle>
          <draw:circle draw:style-name="gr27" draw:text-style-name="P16" draw:layer="layout" svg:width="0.05cm" svg:height="0.05cm" svg:x="10.776cm" svg:y="4.43cm">
            <text:p/>
          </draw:circle>
          <draw:ellipse draw:style-name="gr27" draw:text-style-name="P16" draw:layer="layout" svg:width="0.05cm" svg:height="0.051cm" svg:x="10.776cm" svg:y="4.529cm">
            <text:p/>
          </draw:ellipse>
          <draw:ellipse draw:style-name="gr27" draw:text-style-name="P16" draw:layer="layout" svg:width="0.05cm" svg:height="0.051cm" svg:x="10.776cm" svg:y="4.629cm">
            <text:p/>
          </draw:ellipse>
          <draw:circle draw:style-name="gr27" draw:text-style-name="P16" draw:layer="layout" svg:width="0.05cm" svg:height="0.049cm" svg:x="10.776cm" svg:y="4.73cm">
            <text:p/>
          </draw:circle>
          <draw:circle draw:style-name="gr27" draw:text-style-name="P16" draw:layer="layout" svg:width="0.05cm" svg:height="0.049cm" svg:x="10.776cm" svg:y="4.83cm">
            <text:p/>
          </draw:circle>
          <draw:circle draw:style-name="gr27" draw:text-style-name="P16" draw:layer="layout" svg:width="0.05cm" svg:height="0.05cm" svg:x="10.776cm" svg:y="4.93cm">
            <text:p/>
          </draw:circle>
          <draw:ellipse draw:style-name="gr27" draw:text-style-name="P16" draw:layer="layout" svg:width="0.05cm" svg:height="0.051cm" svg:x="10.776cm" svg:y="5.029cm">
            <text:p/>
          </draw:ellipse>
          <draw:circle draw:style-name="gr27" draw:text-style-name="P16" draw:layer="layout" svg:width="0.05cm" svg:height="0.05cm" svg:x="10.776cm" svg:y="5.13cm">
            <text:p/>
          </draw:circle>
          <draw:circle draw:style-name="gr27" draw:text-style-name="P16" draw:layer="layout" svg:width="0.05cm" svg:height="0.05cm" svg:x="10.776cm" svg:y="5.23cm">
            <text:p/>
          </draw:circle>
          <draw:circle draw:style-name="gr27" draw:text-style-name="P16" draw:layer="layout" svg:width="0.05cm" svg:height="0.05cm" svg:x="10.776cm" svg:y="5.33cm">
            <text:p/>
          </draw:circle>
          <draw:circle draw:style-name="gr27" draw:text-style-name="P16" draw:layer="layout" svg:width="0.05cm" svg:height="0.05cm" svg:x="10.776cm" svg:y="5.43cm">
            <text:p/>
          </draw:circle>
          <draw:circle draw:style-name="gr27" draw:text-style-name="P16" draw:layer="layout" svg:width="0.05cm" svg:height="0.05cm" svg:x="10.776cm" svg:y="5.53cm">
            <text:p/>
          </draw:circle>
        </draw:g>
        <draw:line draw:style-name="gr46" draw:text-style-name="P2" draw:layer="layout" svg:x1="12.3cm" svg:y1="5.6cm" svg:x2="12cm" svg:y2="6cm">
          <text:p/>
        </draw:line>
        <draw:rect draw:style-name="gr58" draw:text-style-name="P9" draw:layer="layout" svg:width="1.601cm" svg:height="0.4cm" svg:x="9.1cm" svg:y="6.251cm">
          <text:p/>
        </draw:rect>
        <draw:frame draw:style-name="gr23" draw:text-style-name="P14" draw:layer="layout" svg:width="1.401cm" svg:height="0.25cm" svg:x="9.2cm" svg:y="6.321cm">
          <draw:text-box>
            <text:p><text:span text:style-name="T2">CON_SubD_Screw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Gill Sans MT Condensed" svg:font-family="'Gill Sans MT Condense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6-01-03T10:19:00.557950500</dc:date>
    <meta:editing-duration>P1DT7H53M41S</meta:editing-duration>
    <meta:editing-cycles>139</meta:editing-cycles>
    <meta:generator>LibreOffice/25.8.4.2$Windows_X86_64 LibreOffice_project/290daaa01b999472f0c7a3890eb6a550fd74c6df</meta:generator>
    <meta:print-date>2024-10-20T09:56:13.86</meta:print-date>
    <meta:printed-by>Karl Hartinger</meta:printed-by>
    <meta:document-statistic meta:object-count="283"/>
  </office:meta>
</office:document-meta>
</file>